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3">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Datenblatt für die senseBox MCU mini</text:h>
      <text:h text:style-name="P3" text:outline-level="4">Allgemeine Informationen</text:h>
      <text:list xml:id="list3413841267" text:style-name="L1">
        <text:list-item>
          <text:p text:style-name="P7"><text:span text:style-name="Strong_20_Emphasis"><text:span text:style-name="T1">Modell:</text:span></text:span><text:span text:style-name="T1"> senseBox MCU mini</text:span></text:p>
        </text:list-item>
        <text:list-item>
          <text:p text:style-name="P7"><text:span text:style-name="Strong_20_Emphasis"><text:span text:style-name="T1">Hersteller:</text:span></text:span><text:span text:style-name="T1"> senseBox</text:span></text:p>
        </text:list-item>
        <text:list-item>
          <text:p text:style-name="P7"><text:span text:style-name="Strong_20_Emphasis"><text:span text:style-name="T1">Plattform:</text:span></text:span><text:span text:style-name="T1"> Arduino-kompatibel</text:span></text:p>
        </text:list-item>
        <text:list-item>
          <text:p text:style-name="P6"><text:span text:style-name="Strong_20_Emphasis"><text:span text:style-name="T1">Einsatzbereiche:</text:span></text:span><text:span text:style-name="T1"> Bildung, Citizen Science, Forschung, Umweltüberwachung, IoT-Projekte</text:span></text:p>
        </text:list-item>
      </text:list>
      <text:h text:style-name="P3" text:outline-level="4">Technische Spezifikationen</text:h>
      <text:h text:style-name="P4" text:outline-level="5">Mikrocontroller</text:h>
      <text:list xml:id="list4248868923" text:style-name="L2">
        <text:list-item>
          <text:p text:style-name="P9"><text:span text:style-name="Strong_20_Emphasis"><text:span text:style-name="T1">Mikrocontroller:</text:span></text:span><text:span text:style-name="T1"> Atmel ATmega32U4</text:span></text:p>
        </text:list-item>
        <text:list-item>
          <text:p text:style-name="P9"><text:span text:style-name="Strong_20_Emphasis"><text:span text:style-name="T1">Architektur:</text:span></text:span><text:span text:style-name="T1"> 8-Bit AVR RISC</text:span></text:p>
        </text:list-item>
        <text:list-item>
          <text:p text:style-name="P9"><text:span text:style-name="Strong_20_Emphasis"><text:span text:style-name="T1">Taktfrequenz:</text:span></text:span><text:span text:style-name="T1"> 16 MHz</text:span></text:p>
        </text:list-item>
        <text:list-item>
          <text:p text:style-name="P9"><text:span text:style-name="Strong_20_Emphasis"><text:span text:style-name="T1">Flash-Speicher:</text:span></text:span><text:span text:style-name="T1"> 32 KB (davon 4 KB für den Bootloader reserviert)</text:span></text:p>
        </text:list-item>
        <text:list-item>
          <text:p text:style-name="P9"><text:span text:style-name="Strong_20_Emphasis"><text:span text:style-name="T1">SRAM:</text:span></text:span><text:span text:style-name="T1"> 2.5 KB</text:span></text:p>
        </text:list-item>
        <text:list-item>
          <text:p text:style-name="P8"><text:span text:style-name="Strong_20_Emphasis"><text:span text:style-name="T1">EEPROM:</text:span></text:span><text:span text:style-name="T1"> 1 KB</text:span></text:p>
        </text:list-item>
      </text:list>
      <text:h text:style-name="P4" text:outline-level="5">Stromversorgung</text:h>
      <text:list xml:id="list2413060043" text:style-name="L3">
        <text:list-item>
          <text:p text:style-name="P10"><text:span text:style-name="Strong_20_Emphasis"><text:span text:style-name="T1">Betriebsspannung:</text:span></text:span><text:span text:style-name="T1"> 5V</text:span></text:p>
        </text:list-item>
        <text:list-item>
          <text:p text:style-name="P10"><text:span text:style-name="Strong_20_Emphasis"><text:span text:style-name="T1">Stromversorgung:</text:span></text:span></text:p>
          <text:list>
            <text:list-item>
              <text:p text:style-name="P10"><text:span text:style-name="Strong_20_Emphasis"><text:span text:style-name="T1">USB:</text:span></text:span><text:span text:style-name="T1"> 5V über Micro-USB-Anschluss, auch für Programmierung und Kommunikation</text:span></text:p>
            </text:list-item>
            <text:list-item>
              <text:p text:style-name="P10"><text:span text:style-name="Strong_20_Emphasis"><text:span text:style-name="T1">Extern:</text:span></text:span><text:span text:style-name="T1"> 7-12V über den Vin-Pin</text:span></text:p>
            </text:list-item>
          </text:list>
        </text:list-item>
        <text:list-item>
          <text:p text:style-name="P10"><text:span text:style-name="Strong_20_Emphasis"><text:span text:style-name="T1">Stromaufnahme:</text:span></text:span></text:p>
          <text:list>
            <text:list-item>
              <text:p text:style-name="P27">Abhängig von den angeschlossenen Sensoren und Modulen</text:p>
            </text:list-item>
          </text:list>
        </text:list-item>
      </text:list>
      <text:h text:style-name="P4" text:outline-level="5">Schnittstellen</text:h>
      <text:list xml:id="list4217931228" text:style-name="L4">
        <text:list-item>
          <text:p text:style-name="P12"><text:span text:style-name="Strong_20_Emphasis"><text:span text:style-name="T1">Digitale I/O-Pins:</text:span></text:span><text:span text:style-name="T1"> 14, davon 5 PWM-Ausgänge</text:span></text:p>
          <text:list>
            <text:list-item>
              <text:p text:style-name="P12"><text:span text:style-name="Strong_20_Emphasis"><text:span text:style-name="T1">PWM-Pins:</text:span></text:span><text:span text:style-name="T1"> 3, 5, 6, 9, 10</text:span></text:p>
            </text:list-item>
          </text:list>
        </text:list-item>
        <text:list-item>
          <text:p text:style-name="P12"><text:span text:style-name="Strong_20_Emphasis"><text:span text:style-name="T1">Analoge Eingänge:</text:span></text:span><text:span text:style-name="T1"> 6 (10-Bit Auflösung)</text:span></text:p>
          <text:list>
            <text:list-item>
              <text:p text:style-name="P12"><text:span text:style-name="Strong_20_Emphasis"><text:span text:style-name="T1">Analoge Eingangsbereiche:</text:span></text:span><text:span text:style-name="T1"> 0 bis 5V</text:span></text:p>
            </text:list-item>
          </text:list>
        </text:list-item>
        <text:list-item>
          <text:p text:style-name="P12"><text:span text:style-name="Strong_20_Emphasis"><text:span text:style-name="T1">Kommunikationsschnittstellen:</text:span></text:span></text:p>
          <text:list>
            <text:list-item>
              <text:p text:style-name="P12"><text:span text:style-name="Strong_20_Emphasis"><text:span text:style-name="T1">UART:</text:span></text:span><text:span text:style-name="T1"> 1 serielle Schnittstelle (über digitale Pins 0 (RX) und 1 (TX))</text:span></text:p>
            </text:list-item>
            <text:list-item>
              <text:p text:style-name="P12"><text:span text:style-name="Strong_20_Emphasis"><text:span text:style-name="T1">I2C:</text:span></text:span><text:span text:style-name="T1"> 1 Schnittstelle (fest zugewiesen auf Pins 2 (SDA) und 3 (SCL))</text:span></text:p>
            </text:list-item>
            <text:list-item>
              <text:p text:style-name="P12"><text:span text:style-name="Strong_20_Emphasis"><text:span text:style-name="T1">SPI:</text:span></text:span><text:span text:style-name="T1"> 1 Schnittstelle (Pins 10 (SS), 11 (MOSI), 12 (MISO), 13 (SCK))</text:span></text:p>
            </text:list-item>
          </text:list>
        </text:list-item>
        <text:list-item>
          <text:p text:style-name="P11"><text:span text:style-name="Strong_20_Emphasis"><text:span text:style-name="T1">USB:</text:span></text:span><text:span text:style-name="T1"> Micro-USB-Anschluss für Programmierung und serielle Kommunikation, unterstützt USB 2.0</text:span></text:p>
        </text:list-item>
      </text:list>
      <text:h text:style-name="P4" text:outline-level="5">Erweiterungsanschlüsse und Sensor-Integration</text:h>
      <text:list xml:id="list1084656607" text:style-name="L5">
        <text:list-item>
          <text:p text:style-name="P14"><text:span text:style-name="Strong_20_Emphasis"><text:span text:style-name="T1">Grove-Steckverbinder:</text:span></text:span><text:span text:style-name="T1"> Mehrere Ports für den einfachen Anschluss von Grove-Sensoren und -Aktoren</text:span></text:p>
        </text:list-item>
        <text:list-item>
          <text:p text:style-name="P13"><text:span text:style-name="Strong_20_Emphasis"><text:span text:style-name="T1">Kompatibilität:</text:span></text:span><text:span text:style-name="T1"> Unterstützt viele Arduino-basierte Shields, die für den ATmega32U4 geeignet sind</text:span></text:p>
        </text:list-item>
      </text:list>
      <text:h text:style-name="P4" text:outline-level="5"><text:soft-page-break/>Physische Eigenschaften</text:h>
      <text:list xml:id="list1789294705" text:style-name="L6">
        <text:list-item>
          <text:p text:style-name="P16"><text:span text:style-name="Strong_20_Emphasis"><text:span text:style-name="T1">Abmessungen:</text:span></text:span><text:span text:style-name="T1"> 50 mm x 25 mm x 12 mm (L x B x H)</text:span></text:p>
        </text:list-item>
        <text:list-item>
          <text:p text:style-name="P16"><text:span text:style-name="Strong_20_Emphasis"><text:span text:style-name="T1">Gewicht:</text:span></text:span><text:span text:style-name="T1"> Ca. 12 Gramm</text:span></text:p>
        </text:list-item>
        <text:list-item>
          <text:p text:style-name="P16"><text:span text:style-name="Strong_20_Emphasis"><text:span text:style-name="T1">Betriebstemperaturbereich:</text:span></text:span><text:span text:style-name="T1"> -40°C bis 85°C</text:span></text:p>
        </text:list-item>
        <text:list-item>
          <text:p text:style-name="P15"><text:span text:style-name="Strong_20_Emphasis"><text:span text:style-name="T1">Lagerungstemperaturbereich:</text:span></text:span><text:span text:style-name="T1"> -40°C bis 85°C</text:span></text:p>
        </text:list-item>
      </text:list>
      <text:h text:style-name="P4" text:outline-level="5">Eingebettete Funktionen</text:h>
      <text:list xml:id="list3158119899" text:style-name="L7">
        <text:list-item>
          <text:p text:style-name="P18"><text:span text:style-name="Strong_20_Emphasis"><text:span text:style-name="T1">Bootloader:</text:span></text:span><text:span text:style-name="T1"> Arduino-kompatibel, ermöglicht einfache Programmierung über die Arduino-IDE und USB-Verbindung</text:span></text:p>
        </text:list-item>
        <text:list-item>
          <text:p text:style-name="P18"><text:span text:style-name="Strong_20_Emphasis"><text:span text:style-name="T1">ADC:</text:span></text:span><text:span text:style-name="T1"> 10-Bit A/D-Wandler für analoge Eingänge</text:span></text:p>
        </text:list-item>
        <text:list-item>
          <text:p text:style-name="P17"><text:span text:style-name="Strong_20_Emphasis"><text:span text:style-name="T1">Integrierte LED:</text:span></text:span><text:span text:style-name="T1"> Eine integrierte LED auf Pin 13 zur einfachen Statusanzeige</text:span></text:p>
        </text:list-item>
      </text:list>
      <text:h text:style-name="P3" text:outline-level="4">Anwendungsbereiche</text:h>
      <text:list xml:id="list846029052" text:style-name="L8">
        <text:list-item>
          <text:p text:style-name="P20"><text:span text:style-name="Strong_20_Emphasis"><text:span text:style-name="T1">Bildung:</text:span></text:span><text:span text:style-name="T1"> Ideal für den Einsatz in Schulen und Universitäten zur Vermittlung von Elektronik- und Programmierkenntnissen</text:span></text:p>
        </text:list-item>
        <text:list-item>
          <text:p text:style-name="P20"><text:span text:style-name="Strong_20_Emphasis"><text:span text:style-name="T1">Citizen Science:</text:span></text:span><text:span text:style-name="T1"> Einfacher Zugang zur Umweltüberwachung und Datensammlung für Bürgerwissenschaftler</text:span></text:p>
        </text:list-item>
        <text:list-item>
          <text:p text:style-name="P20"><text:span text:style-name="Strong_20_Emphasis"><text:span text:style-name="T1">Umweltüberwachung:</text:span></text:span><text:span text:style-name="T1"> Kostengünstige Lösung für Projekte zur Überwachung von Wetterdaten, Luftqualität und anderen Umweltdaten</text:span></text:p>
        </text:list-item>
        <text:list-item>
          <text:p text:style-name="P19"><text:span text:style-name="Strong_20_Emphasis"><text:span text:style-name="T1">IoT-Projekte:</text:span></text:span><text:span text:style-name="T1"> Kompakte und stromsparende Lösung für IoT-Projekte und Prototyping</text:span></text:p>
        </text:list-item>
      </text:list>
      <text:h text:style-name="P3" text:outline-level="4">Sicherheits- und Nutzungsrichtlinien</text:h>
      <text:list xml:id="list2227230353" text:style-name="L9">
        <text:list-item>
          <text:p text:style-name="P22"><text:span text:style-name="Strong_20_Emphasis"><text:span text:style-name="T1">Elektrische Sicherheit:</text:span></text:span></text:p>
          <text:list>
            <text:list-item>
              <text:p text:style-name="P22"><text:span text:style-name="Strong_20_Emphasis"><text:span text:style-name="T1">Maximale Spannungsversorgung:</text:span></text:span><text:span text:style-name="T1"> Vin-Pin nicht mit mehr als 12V betreiben, um die Platine nicht zu beschädigen</text:span></text:p>
            </text:list-item>
            <text:list-item>
              <text:p text:style-name="P22"><text:span text:style-name="Strong_20_Emphasis"><text:span text:style-name="T1">Kurzschlussvermeidung:</text:span></text:span><text:span text:style-name="T1"> Sorgfältiger Umgang mit den Pins und Verbindungen, um Kurzschlüsse zu vermeiden</text:span></text:p>
            </text:list-item>
          </text:list>
        </text:list-item>
        <text:list-item>
          <text:p text:style-name="P22"><text:span text:style-name="Strong_20_Emphasis"><text:span text:style-name="T1">Umgang mit empfindlichen Komponenten:</text:span></text:span></text:p>
          <text:list>
            <text:list-item>
              <text:p text:style-name="P22"><text:span text:style-name="Strong_20_Emphasis"><text:span text:style-name="T1">ESD-Schutz:</text:span></text:span><text:span text:style-name="T1"> Maßnahmen zum Schutz vor elektrostatischen Entladungen beim Umgang mit der Platine ergreifen</text:span></text:p>
            </text:list-item>
          </text:list>
        </text:list-item>
        <text:list-item>
          <text:p text:style-name="P22"><text:span text:style-name="Strong_20_Emphasis"><text:span text:style-name="T1">Kühlung und Belüftung:</text:span></text:span></text:p>
          <text:list>
            <text:list-item>
              <text:p text:style-name="P21"><text:span text:style-name="Strong_20_Emphasis"><text:span text:style-name="T1">Wärmemanagement:</text:span></text:span><text:span text:style-name="T1"> Bei Betrieb in geschlossenen Gehäusen oder bei hohen Umgebungstemperaturen für ausreichende Kühlung sorgen</text:span></text:p>
            </text:list-item>
          </text:list>
        </text:list-item>
      </text:list>
      <text:h text:style-name="P3" text:outline-level="4">Verpackung und Lieferung</text:h>
      <text:list xml:id="list822462475" text:style-name="L10">
        <text:list-item>
          <text:p text:style-name="P24"><text:span text:style-name="Strong_20_Emphasis"><text:span text:style-name="T1">Lieferumfang:</text:span></text:span><text:span text:style-name="T1"> senseBox MCU mini-Platine, Micro-USB-Kabel, Schnellstartanleitung</text:span></text:p>
        </text:list-item>
        <text:list-item>
          <text:p text:style-name="P23"><text:span text:style-name="Strong_20_Emphasis"><text:span text:style-name="T1">Verpackung:</text:span></text:span><text:span text:style-name="T1"> Antistatische Verpackung zum Schutz vor elektrostatischen Entladungen, robuste Verpackung für sicheren Transport</text:span></text:p>
        </text:list-item>
      </text:list>
      <text:h text:style-name="P3" text:outline-level="4">Hinweise und Empfehlungen</text:h>
      <text:list xml:id="list205376025" text:style-name="L11">
        <text:list-item>
          <text:p text:style-name="P26"><text:span text:style-name="Strong_20_Emphasis"><text:span text:style-name="T1">Software &amp; Programmierung:</text:span></text:span></text:p>
          <text:list>
            <text:list-item>
              <text:p text:style-name="P26"><text:span text:style-name="Strong_20_Emphasis"><text:span text:style-name="T1">Arduino IDE:</text:span></text:span><text:span text:style-name="T1"> Volle Unterstützung der Arduino-IDE, mit Zugriff auf eine große Bibliothek an Codebeispielen und Bibliotheken</text:span></text:p>
            </text:list-item>
            <text:list-item>
              <text:p text:style-name="P26"><text:soft-page-break/><text:span text:style-name="Strong_20_Emphasis"><text:span text:style-name="T1">Online-Ressourcen:</text:span></text:span><text:span text:style-name="T1"> Zahlreiche Tutorials, Dokumentationen und Community-Unterstützung für einfache Implementierung und Fehlersuche</text:span></text:p>
            </text:list-item>
          </text:list>
        </text:list-item>
        <text:list-item>
          <text:p text:style-name="P26"><text:span text:style-name="Strong_20_Emphasis"><text:span text:style-name="T1">Erweiterungsmöglichkeiten:</text:span></text:span></text:p>
          <text:list>
            <text:list-item>
              <text:p text:style-name="P26"><text:span text:style-name="Strong_20_Emphasis"><text:span text:style-name="T1">Sensoren und Aktoren:</text:span></text:span><text:span text:style-name="T1"> Breite Palette an kompatiblen Grove-Sensoren und -Aktoren verfügbar, z.B. für Temperatur, Feuchtigkeit, Licht, Bewegungserkennung</text:span></text:p>
            </text:list-item>
            <text:list-item>
              <text:p text:style-name="P25"><text:span text:style-name="Strong_20_Emphasis"><text:span text:style-name="T1">Shields:</text:span></text:span><text:span text:style-name="T1"> Unterstützung für verschiedene Arduino-Shields zur Erweiterung der Funktionalitäten wie WLAN, Bluetooth oder GSM</text:span></text:p>
            </text:list-item>
          </text:list>
        </text:list-item>
      </text:list>
      <text:p text:style-name="P1"/>
      <text:p text:style-name="Text_20_body"><text:span text:style-name="Strong_20_Emphasis"><text:span text:style-name="T1">Hinweis:</text:span></text:span><text:span text:style-name="T1"> Dieses Datenblatt bietet eine umfassende Übersicht über die technischen Spezifikationen, Funktionen und Anwendungsmöglichkeiten der senseBox MCU mini. Für spezifische Anwendungen und detaillierte technische Informationen wird empfohlen, die vollständige technische Dokumentation und die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1:32:21.519148396</meta:creation-date>
    <dc:date>2024-07-30T11:33:15.382607177</dc:date>
    <meta:editing-duration>PT55S</meta:editing-duration>
    <meta:editing-cycles>1</meta:editing-cycles>
    <meta:document-statistic meta:table-count="0" meta:image-count="0" meta:object-count="0" meta:page-count="3" meta:paragraph-count="67" meta:word-count="520" meta:character-count="3988" meta:non-whitespace-character-count="3588"/>
    <meta:generator>LibreOffice/7.3.7.2$Linux_X86_64 LibreOffice_project/30$Build-2</meta:generator>
  </office:meta>
</office:document-meta>
</file>